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style:style style:name="T62" style:family="text">
      <style:text-properties officeooo:rsid="035a7ace"/>
    </style:style>
    <style:style style:name="T63" style:family="text">
      <style:text-properties officeooo:rsid="035dd4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7">Constellation</text:p>
      <text:p text:style-name="P67">Say Man</text:p>
      <text:p text:style-name="P67">Mtn Lion</text:p>
      <text:p text:style-name="P67">Dark Horse</text:p>
      <text:p text:style-name="P67">Sophia</text:p>
      <text:p text:style-name="P67">Almost the One</text:p>
      <text:p text:style-name="P67">S.O.S</text:p>
      <text:p text:style-name="P67">Power</text:p>
      <text:p text:style-name="P67">Perpetual</text:p>
      <text:p text:style-name="P67">Bobby Love</text:p>
      <text:p text:style-name="P67">Heart N’ Split</text:p>
      <text:p text:style-name="P67">The Corner</text:p>
      <text:p text:style-name="P67">Back to the Sun</text:p>
      <text:p text:style-name="P67">The Get Down</text:p>
      <text:p text:style-name="P67">We Way</text:p>
      <text:p text:style-name="P67">Only Ever</text:p>
      <text:p text:style-name="P67">One Good Reason</text:p>
      <text:p text:style-name="P67">Bridge</text:p>
      <text:p text:style-name="P67">Mtn Dew</text:p>
      <text:p text:style-name="P67">Time on Time</text:p>
      <text:p text:style-name="P67">Haunted</text:p>
      <text:p text:style-name="P67">Just a Little Longer</text:p>
      <text:p text:style-name="P67">Odetta</text:p>
      <text:p text:style-name="P67"/>
      <text:p text:style-name="P63">Hannah called around 10:30, stopped by for a cuddle, d1209. . .<text:span text:style-name="T62">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3">I tidied my room, laid in bed for a while, eventually decided to leave the house, drove to Vermont, parked, walked in the back door of Odd’s, ordered an Americano.</text:span></text:p>
      <text:p text:style-name="P64"><text:s text:c="3"/><text:span text:style-name="T6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d12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7T12:29:07.555671201</dc:date>
    <meta:editing-duration>P73DT11H41M55S</meta:editing-duration>
    <meta:editing-cycles>730</meta:editing-cycles>
    <meta:generator>LibreOffice/24.2.5.2$MacOSX_X86_64 LibreOffice_project/bffef4ea93e59bebbeaf7f431bb02b1a39ee8a59</meta:generator>
    <meta:print-date>2024-11-16T11:53:14.696761837</meta:print-date>
    <meta:document-statistic meta:table-count="0" meta:image-count="0" meta:object-count="0" meta:page-count="55" meta:paragraph-count="222" meta:word-count="9469" meta:character-count="49985" meta:non-whitespace-character-count="40547"/>
  </office:meta>
</office:document-meta>
</file>